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18.988cm" table:align="left" style:writing-mode="lr-tb"/>
    </style:style>
    <style:style style:name="Table4.A" style:family="table-column">
      <style:table-column-properties style:column-width="3.485cm"/>
    </style:style>
    <style:style style:name="Table4.B" style:family="table-column">
      <style:table-column-properties style:column-width="11.021cm"/>
    </style:style>
    <style:style style:name="Table4.C" style:family="table-column">
      <style:table-column-properties style:column-width="4.482cm"/>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3366" fo:padding="0.097cm" fo:border="0.05pt solid #000000">
        <style:background-image/>
      </style:table-cell-properties>
    </style:style>
    <style:style style:name="Table4.A2" style:family="table-cell">
      <style:table-cell-properties fo:background-color="#eeeeee"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5" style:family="table-row">
      <style:table-row-properties style:min-row-height="2.563cm"/>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3" style:family="table">
      <style:table-properties style:width="18.988cm" table:align="left" style:writing-mode="lr-tb"/>
    </style:style>
    <style:style style:name="Table3.A" style:family="table-column">
      <style:table-column-properties style:column-width="3.485cm"/>
    </style:style>
    <style:style style:name="Table3.B" style:family="table-column">
      <style:table-column-properties style:column-width="11.021cm"/>
    </style:style>
    <style:style style:name="Table3.C" style:family="table-column">
      <style:table-column-properties style:column-width="4.482cm"/>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C1" style:family="table-cell">
      <style:table-cell-properties fo:background-color="#663366"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1" style:family="table">
      <style:table-properties style:width="18.988cm" table:align="left" style:writing-mode="lr-tb"/>
    </style:style>
    <style:style style:name="Table1.A" style:family="table-column">
      <style:table-column-properties style:column-width="3.485cm"/>
    </style:style>
    <style:style style:name="Table1.B" style:family="table-column">
      <style:table-column-properties style:column-width="11.021cm"/>
    </style:style>
    <style:style style:name="Table1.C" style:family="table-column">
      <style:table-column-properties style:column-width="4.482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ff3333"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5" style:family="table">
      <style:table-properties style:width="18.988cm" table:align="left" style:writing-mode="lr-tb"/>
    </style:style>
    <style:style style:name="Table5.A" style:family="table-column">
      <style:table-column-properties style:column-width="3.485cm"/>
    </style:style>
    <style:style style:name="Table5.B" style:family="table-column">
      <style:table-column-properties style:column-width="11.021cm"/>
    </style:style>
    <style:style style:name="Table5.C" style:family="table-column">
      <style:table-column-properties style:column-width="4.482cm"/>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ff9900" fo:padding="0.097cm" fo:border="0.05pt solid #000000">
        <style:background-image/>
      </style:table-cell-properties>
    </style:style>
    <style:style style:name="Table5.A2" style:family="table-cell">
      <style:table-cell-properties fo:background-color="#eeeeee"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2" style:family="table">
      <style:table-properties style:width="18.988cm" table:align="left" style:writing-mode="lr-tb"/>
    </style:style>
    <style:style style:name="Table2.A" style:family="table-column">
      <style:table-column-properties style:column-width="3.485cm"/>
    </style:style>
    <style:style style:name="Table2.B" style:family="table-column">
      <style:table-column-properties style:column-width="11.021cm"/>
    </style:style>
    <style:style style:name="Table2.C" style:family="table-column">
      <style:table-column-properties style:column-width="4.482cm"/>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9900"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2pt" fo:language="fr" fo:country="FR"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7" style:family="paragraph" style:parent-style-name="Standard">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8" style:family="paragraph" style:parent-style-name="Standard">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9" style:family="paragraph" style:parent-style-name="Standard">
      <style:text-properties style:use-window-font-color="true" style:font-name="Droid Sans" fo:font-size="12pt" fo:language="fr" fo:country="FR" style:text-underline-style="none" fo:font-weight="normal" officeooo:rsid="03cdaec0" officeooo:paragraph-rsid="044bcdf6" style:font-size-asian="12pt" style:font-weight-asian="normal" style:font-size-complex="12pt" style:font-weight-complex="normal"/>
    </style:style>
    <style:style style:name="P10" style:family="paragraph" style:parent-style-name="Standard">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11" style:family="paragraph" style:parent-style-name="Standard">
      <style:text-properties style:font-name="Droid Sans" fo:font-size="12pt" fo:language="fr" fo:country="FR" style:text-underline-style="solid" style:text-underline-width="auto" style:text-underline-color="font-color" fo:font-weight="normal" style:font-size-asian="12pt" style:font-weight-asian="normal" style:font-name-complex="Arial"/>
    </style:style>
    <style:style style:name="P12" style:family="paragraph" style:parent-style-name="Standard">
      <style:paragraph-properties fo:text-align="justify" style:justify-single-word="false">
        <style:tab-stops>
          <style:tab-stop style:position="6.332cm"/>
        </style:tab-stops>
      </style:paragraph-properties>
      <style:text-properties style:font-name="Droid Sans" fo:font-size="11pt" fo:language="fr" fo:country="FR" fo:font-style="normal" style:font-size-asian="11pt" style:font-style-asian="normal" style:font-size-complex="11pt" style:font-style-complex="normal"/>
    </style:style>
    <style:style style:name="P13" style:family="paragraph" style:parent-style-name="Standard">
      <style:text-properties style:font-name="Droid Sans" fo:language="fr" fo:country="FR"/>
    </style:style>
    <style:style style:name="P14" style:family="paragraph" style:parent-style-name="Standard">
      <style:paragraph-properties fo:text-align="justify" style:justify-single-word="false"/>
      <style:text-properties fo:color="#0000ff" style:font-name="Droid Sans" fo:font-size="12pt" fo:language="fr" fo:country="FR"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language="fr" fo:country="FR"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language="fr" fo:country="FR" fo:font-weight="normal" style:font-weight-asian="normal" style:font-name-complex="Arial"/>
    </style:style>
    <style:style style:name="P17" style:family="paragraph" style:parent-style-name="Standard">
      <style:paragraph-properties fo:break-before="page"/>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18"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19"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bcdf6" style:font-size-asian="12pt" style:font-weight-asian="normal" style:font-size-complex="12pt" style:font-weight-complex="normal"/>
    </style:style>
    <style:style style:name="P20" style:family="paragraph" style:parent-style-name="Recommandation">
      <style:paragraph-properties fo:text-align="justify" style:justify-single-word="false" fo:orphans="0" fo:widows="0" fo:break-before="page"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1.249cm" fo:margin-right="0cm" fo:text-align="justify" style:justify-single-word="false" fo:text-indent="1.249cm" style:auto-text-indent="false"/>
      <style:text-properties fo:color="#000000" style:font-name="Droid Sans" fo:font-size="12pt" fo:language="fr" fo:country="FR" fo:font-style="normal" style:font-size-asian="12pt" style:font-style-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fo:font-weight="normal" style:font-size-asian="12pt" style:font-style-asian="normal" style:font-weight-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officeooo:paragraph-rsid="00f3d03c"/>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language="fr" fo:country="FR" fo:font-weight="normal" style:font-size-asian="12pt" style:font-weight-asian="normal" style:font-name-complex="Arial"/>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language="fr" fo:country="FR" fo:font-weight="normal" style:font-size-asian="12pt" style:font-weight-asian="normal" style:font-name-complex="Arial"/>
    </style:style>
    <style:style style:name="P28" style:family="paragraph" style:parent-style-name="Text_20_body">
      <style:paragraph-properties fo:text-align="center" style:justify-single-word="false"/>
      <style:text-properties style:font-name="Droid Sans" fo:language="fr" fo:country="FR" fo:font-weight="bold" style:font-weight-asian="bold" style:font-weight-complex="bold"/>
    </style:style>
    <style:style style:name="P29" style:family="paragraph" style:parent-style-name="Text_20_body">
      <style:paragraph-properties fo:text-align="center" style:justify-single-word="false"/>
      <style:text-properties style:font-name="Droid Sans" fo:language="fr" fo:country="FR"/>
    </style:style>
    <style:style style:name="P30" style:family="paragraph" style:parent-style-name="Text_20_body">
      <style:paragraph-properties fo:text-align="center" style:justify-single-word="false"/>
      <style:text-properties style:font-name="Droid Sans" fo:language="fr" fo:country="FR" officeooo:rsid="0450535c" officeooo:paragraph-rsid="0450535c"/>
    </style:style>
    <style:style style:name="P31"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32"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33"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34"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35"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36"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3cda2ab" style:font-size-asian="11pt" style:font-style-asian="normal" style:font-weight-asian="bold" style:font-size-complex="11pt" style:font-style-complex="normal" style:font-weight-complex="bold"/>
    </style:style>
    <style:style style:name="P37"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80f5b" style:font-size-asian="11pt" style:font-style-asian="normal" style:font-weight-asian="bold" style:font-size-complex="11pt" style:font-style-complex="normal" style:font-weight-complex="bold"/>
    </style:style>
    <style:style style:name="P38"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73016" style:font-size-asian="11pt" style:font-style-asian="normal" style:font-weight-asian="bold" style:font-size-complex="11pt" style:font-style-complex="normal" style:font-weight-complex="bold"/>
    </style:style>
    <style:style style:name="P39"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bcdf6" style:font-size-asian="11pt" style:font-style-asian="normal" style:font-weight-asian="bold" style:font-size-complex="11pt" style:font-style-complex="normal" style:font-weight-complex="bold"/>
    </style:style>
    <style:style style:name="P40"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4e86a" style:font-size-asian="11pt" style:font-style-asian="normal" style:font-weight-asian="bold" style:font-size-complex="11pt" style:font-style-complex="normal" style:font-weight-complex="bold"/>
    </style:style>
    <style:style style:name="P41"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2b56d3" style:font-size-asian="11pt" style:font-style-asian="normal" style:font-weight-asian="bold" style:font-size-complex="11pt" style:font-style-complex="normal" style:font-weight-complex="bold"/>
    </style:style>
    <style:style style:name="P42"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80f5b" style:font-size-asian="11pt" style:font-style-asian="normal" style:font-weight-asian="bold" style:font-size-complex="11pt" style:font-style-complex="normal" style:font-weight-complex="bold"/>
    </style:style>
    <style:style style:name="P43"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73016" style:font-size-asian="11pt" style:font-style-asian="normal" style:font-weight-asian="bold" style:font-size-complex="11pt" style:font-style-complex="normal" style:font-weight-complex="bold"/>
    </style:style>
    <style:style style:name="P44"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bcdf6" style:font-size-asian="11pt" style:font-style-asian="normal" style:font-weight-asian="bold" style:font-size-complex="11pt" style:font-style-complex="normal" style:font-weight-complex="bold"/>
    </style:style>
    <style:style style:name="P45"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4e86a" style:font-size-asian="11pt" style:font-style-asian="normal" style:font-weight-asian="bold" style:font-size-complex="11pt" style:font-style-complex="normal" style:font-weight-complex="bold"/>
    </style:style>
    <style:style style:name="P46" style:family="paragraph" style:parent-style-name="Table_20_Contents">
      <style:paragraph-properties fo:text-align="start" style:justify-single-word="false"/>
      <style:text-properties style:font-name="Droid Sans" fo:font-size="11pt" fo:language="fr" fo:country="FR" fo:font-style="normal" fo:font-weight="normal" officeooo:rsid="0388e61c" officeooo:paragraph-rsid="03cda2ab" style:font-size-asian="11pt" style:font-style-asian="normal" style:font-weight-asian="normal" style:font-size-complex="11pt" style:font-style-complex="normal" style:font-weight-complex="normal"/>
    </style:style>
    <style:style style:name="P47" style:family="paragraph" style:parent-style-name="Table_20_Contents">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80f5b"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73016"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bcdf6"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style:font-name="Droid Sans" fo:font-size="11pt" fo:language="fr" fo:country="FR" fo:font-style="normal" fo:font-weight="normal" officeooo:rsid="04254fa6" officeooo:paragraph-rsid="04480f5b"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Droid Sans" fo:font-size="11pt" fo:language="fr" fo:country="FR" fo:font-style="normal" fo:font-weight="normal" officeooo:rsid="04267b11" officeooo:paragraph-rsid="04480f5b"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language="fr" fo:country="FR" fo:font-style="normal" fo:font-weight="normal" officeooo:rsid="0429688b" officeooo:paragraph-rsid="04480f5b"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language="fr" fo:country="FR" fo:font-style="normal" fo:font-weight="normal" officeooo:rsid="03f36f86" officeooo:paragraph-rsid="04480f5b"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language="fr" fo:country="FR" fo:font-style="normal" fo:font-weight="normal" officeooo:rsid="043e6821" officeooo:paragraph-rsid="04480f5b"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language="fr" fo:country="FR" fo:font-style="normal" fo:font-weight="normal" officeooo:rsid="04018d83" officeooo:paragraph-rsid="04480f5b"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language="fr" fo:country="FR" fo:font-style="normal" fo:font-weight="normal" officeooo:rsid="0441d583" officeooo:paragraph-rsid="04480f5b"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language="fr" fo:country="FR" fo:font-style="normal" fo:font-weight="normal" officeooo:rsid="03e6ee4a" officeooo:paragraph-rsid="04473016"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language="fr" fo:country="FR" fo:font-style="normal" fo:font-weight="normal" officeooo:rsid="03e7e234" officeooo:paragraph-rsid="04473016"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language="fr" fo:country="FR" fo:font-style="normal" fo:font-weight="normal" officeooo:paragraph-rsid="04473016"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language="fr" fo:country="FR" fo:font-style="normal" fo:font-weight="normal" officeooo:rsid="03a0323e" officeooo:paragraph-rsid="0444e86a"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language="fr" fo:country="FR" fo:font-style="normal" fo:font-weight="normal" officeooo:rsid="0403cdbc" officeooo:paragraph-rsid="0444e86a"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language="fr" fo:country="FR" fo:font-style="normal" fo:font-weight="normal" officeooo:rsid="04057e9d" officeooo:paragraph-rsid="0444e86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language="fr" fo:country="FR" fo:font-style="normal" fo:font-weight="normal" officeooo:rsid="0462cbc0" officeooo:paragraph-rsid="0462cbc0"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language="fr" fo:country="FR" fo:font-style="normal" fo:font-weight="normal" officeooo:rsid="04692a39" officeooo:paragraph-rsid="04692a39"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3cda2ab"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80f5b"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73016"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bcdf6"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4e86a"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38fcc" officeooo:paragraph-rsid="03cda2ab"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7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77"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78"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7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80f5b"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73016"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bcdf6"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5811" officeooo:paragraph-rsid="0444e86a" style:font-size-asian="11pt" style:font-style-asian="normal" style:font-weight-asian="bold" style:font-size-complex="11pt" style:font-style-complex="normal" style:font-weight-complex="bold"/>
    </style:style>
    <style:style style:name="P83" style:family="paragraph" style:parent-style-name="Standard" style:list-style-name="WW8Num18">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84" style:family="paragraph" style:parent-style-name="Text_20_body">
      <style:paragraph-properties fo:text-align="center" style:justify-single-word="false"/>
      <style:text-properties style:font-name="Droid Sans" fo:language="fr" fo:country="FR" officeooo:rsid="0476872b" officeooo:paragraph-rsid="0476872b"/>
    </style:style>
    <style:style style:name="P85" style:family="paragraph" style:parent-style-name="Heading_20_1">
      <style:paragraph-properties fo:text-align="center" style:justify-single-word="false"/>
      <style:text-properties style:font-name="Droid Sans" fo:language="fr" fo:country="FR"/>
    </style:style>
    <style:style style:name="P86" style:family="paragraph" style:parent-style-name="Heading_20_1">
      <style:paragraph-properties fo:text-align="center" style:justify-single-word="false"/>
      <style:text-properties style:font-name="Droid Sans" fo:language="fr" fo:country="FR" officeooo:rsid="004b50ea" officeooo:paragraph-rsid="00499c9b"/>
    </style:style>
    <style:style style:name="P87" style:family="paragraph" style:parent-style-name="Heading_20_1">
      <style:paragraph-properties fo:text-align="center" style:justify-single-word="false" fo:break-before="page"/>
      <style:text-properties fo:color="#0000ff" style:font-name="Droid Sans" fo:language="fr" fo:country="FR" fo:font-weight="normal" style:font-weight-asian="normal" style:font-name-complex="Arial"/>
    </style:style>
    <style:style style:name="P88"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89" style:family="paragraph" style:parent-style-name="Heading_20_2">
      <style:paragraph-properties fo:margin-top="0.635cm" fo:margin-bottom="0cm" style:contextual-spacing="false" fo:text-align="center" style:justify-single-word="false"/>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90" style:family="paragraph" style:parent-style-name="Heading_20_2">
      <style:paragraph-properties fo:margin-top="0.635cm" fo:margin-bottom="0cm" style:contextual-spacing="false" fo:text-align="center" style:justify-single-word="false"/>
      <style:text-properties style:font-name="Droid Sans" fo:font-size="18pt" fo:language="fr" fo:country="FR" style:text-underline-style="solid" style:text-underline-width="auto" style:text-underline-color="font-color" fo:font-weight="bold" officeooo:rsid="03783e63" officeooo:paragraph-rsid="03783e63" style:font-size-asian="18pt" style:font-weight-asian="bold" style:font-name-complex="Arial"/>
    </style:style>
    <style:style style:name="P91" style:family="paragraph" style:parent-style-name="Chapitre1" style:list-style-name="">
      <style:text-properties style:font-name="Droid Sans" fo:language="fr" fo:country="FR"/>
    </style:style>
    <style:style style:name="P92" style:family="paragraph" style:parent-style-name="Chapitre1">
      <style:text-properties style:font-name="Droid Sans" fo:language="fr" fo:country="FR" officeooo:rsid="041269de" officeooo:paragraph-rsid="041269de"/>
    </style:style>
    <style:style style:name="P93" style:family="paragraph" style:parent-style-name="Chapitre1" style:list-style-name="">
      <style:paragraph-properties fo:orphans="0" fo:widows="0"/>
      <style:text-properties style:font-name="Droid Sans" fo:language="fr" fo:country="FR" officeooo:rsid="03a7b747" officeooo:paragraph-rsid="03a7b747"/>
    </style:style>
    <style:style style:name="P94" style:family="paragraph" style:parent-style-name="Chapitre1">
      <style:text-properties style:font-name="Droid Sans" fo:language="fr" fo:country="FR" officeooo:rsid="041959ca" officeooo:paragraph-rsid="041959ca"/>
    </style:style>
    <style:style style:name="P95" style:family="paragraph" style:parent-style-name="Chapitre1" style:list-style-name="WW8Num18">
      <style:text-properties style:use-window-font-color="true" style:font-name="Droid Sans" fo:font-size="12pt" fo:language="fr" fo:country="FR" style:text-underline-style="none" fo:font-weight="normal" officeooo:rsid="03c97f07" officeooo:paragraph-rsid="03c97f07" style:font-size-asian="12pt" style:font-weight-asian="normal" style:font-size-complex="12pt" style:font-weight-complex="normal"/>
    </style:style>
    <style:style style:name="P96" style:family="paragraph" style:parent-style-name="Chapitre1" style:list-style-name="WW8Num18">
      <style:text-properties style:use-window-font-color="true" style:font-name="Droid Sans" fo:font-size="12pt" fo:language="fr" fo:country="FR" style:text-underline-style="none" fo:font-weight="normal" officeooo:rsid="0423cb36" officeooo:paragraph-rsid="04480f5b" style:font-size-asian="12pt" style:font-weight-asian="normal" style:font-size-complex="12pt" style:font-weight-complex="normal"/>
    </style:style>
    <style:style style:name="P97" style:family="paragraph" style:parent-style-name="Chapitre1" style:list-style-name="WW8Num18">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98" style:family="paragraph" style:parent-style-name="Chapitre1" style:list-style-name="WW8Num18">
      <style:text-properties style:use-window-font-color="true" style:font-name="Droid Sans" fo:font-size="12pt" fo:language="fr" fo:country="FR" style:text-underline-style="none" fo:font-weight="normal" officeooo:rsid="0449db5a" officeooo:paragraph-rsid="0449db5a" style:font-size-asian="12pt" style:font-weight-asian="normal" style:font-size-complex="12pt" style:font-weight-complex="normal"/>
    </style:style>
    <style:style style:name="P99" style:family="paragraph" style:parent-style-name="Chapitre1" style:list-style-name="WW8Num18">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100" style:family="paragraph" style:parent-style-name="Chapitre1" style:list-style-name="WW8Num18">
      <style:text-properties fo:color="#808080" style:font-name="Droid Sans" fo:font-size="10pt" fo:language="fr" fo:country="FR" style:text-underline-style="none" officeooo:rsid="03135ce0" officeooo:paragraph-rsid="04480f5b" style:font-size-asian="10pt" style:font-size-complex="10pt"/>
    </style:style>
    <style:style style:name="P101" style:family="paragraph" style:parent-style-name="Chapitre1" style:list-style-name="WW8Num18">
      <style:text-properties fo:color="#808080" style:font-name="Droid Sans" fo:font-size="10pt" fo:language="fr" fo:country="FR" style:text-underline-style="none" officeooo:rsid="03135ce0" officeooo:paragraph-rsid="044bcdf6" style:font-size-asian="10pt" style:font-size-complex="10pt"/>
    </style:style>
    <style:style style:name="P102" style:family="paragraph" style:parent-style-name="Chapitre1" style:list-style-name="WW8Num18">
      <style:text-properties fo:language="fr" fo:country="FR" officeooo:paragraph-rsid="0444e86a"/>
    </style:style>
    <style:style style:name="P103" style:family="paragraph" style:parent-style-name="Chapitre1">
      <style:paragraph-properties fo:margin-left="0cm" fo:margin-right="0cm" fo:text-indent="0cm" style:auto-text-indent="false"/>
      <style:text-properties style:use-window-font-color="true" style:font-name="Droid Sans" fo:font-size="11pt" fo:language="fr" fo:country="FR" fo:font-style="normal" style:text-underline-style="none" officeooo:rsid="037ad833" officeooo:paragraph-rsid="03c97f07" style:font-size-asian="11pt" style:font-style-asian="normal" style:font-size-complex="11pt" style:font-style-complex="normal"/>
    </style:style>
    <style:style style:name="P104" style:family="paragraph" style:parent-style-name="Chapitre1">
      <style:paragraph-properties fo:margin-left="0cm" fo:margin-right="0cm" fo:text-indent="0cm" style:auto-text-indent="false"/>
      <style:text-properties fo:color="#808080" style:font-name="Droid Sans" fo:font-size="10pt" fo:language="fr" fo:country="FR" style:text-underline-style="none" officeooo:rsid="03135ce0" officeooo:paragraph-rsid="04473016" style:font-size-asian="10pt" style:font-size-complex="10pt"/>
    </style:style>
    <style:style style:name="P105" style:family="paragraph" style:parent-style-name="Recommandation" style:list-style-name="L1" style:master-page-name="">
      <style:paragraph-properties fo:margin-left="1.499cm" fo:margin-right="0cm" fo:text-align="justify" style:justify-single-word="false" fo:orphans="0" fo:widows="0" fo:text-indent="0cm" style:auto-text-indent="false" style:page-number="auto"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23945" style:font-size-asian="11pt" style:font-style-asian="normal" style:font-size-complex="11pt" style:font-style-complex="normal"/>
    </style:style>
    <style:style style:name="P106"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3f836" style:font-size-asian="11pt" style:font-style-asian="normal" style:font-size-complex="11pt" style:font-style-complex="normal"/>
    </style:style>
    <style:style style:name="P107"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4164ef8" officeooo:paragraph-rsid="04164ef8" style:font-size-asian="11pt" style:font-style-asian="normal" style:font-size-complex="11pt" style:font-style-complex="normal"/>
    </style:style>
    <style:style style:name="P108"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paragraph-rsid="03c1c279"/>
    </style:style>
    <style:style style:name="P109"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rsid="04755645" officeooo:paragraph-rsid="04755645"/>
    </style:style>
    <style:style style:name="P110"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8a53c2" officeooo:paragraph-rsid="03cda2ab" style:font-size-asian="11pt" style:font-style-asian="normal" style:font-weight-asian="normal" style:font-size-complex="11pt" style:font-style-complex="normal" style:font-weight-complex="normal"/>
    </style:style>
    <style:style style:name="P111"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9ae9d7" officeooo:paragraph-rsid="03cda2ab" style:font-size-asian="11pt" style:font-style-asian="normal" style:font-weight-asian="normal" style:font-size-complex="11pt" style:font-style-complex="normal" style:font-weight-complex="normal"/>
    </style:style>
    <style:style style:name="P112"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8bffee" officeooo:paragraph-rsid="03cda2ab" style:font-size-asian="11pt" style:font-style-asian="normal" style:font-weight-asian="normal" style:font-size-complex="11pt" style:font-style-complex="normal" style:font-weight-complex="normal"/>
    </style:style>
    <style:style style:name="P113"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114"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a62fe" officeooo:paragraph-rsid="043a62fe" style:font-size-asian="11pt" style:font-style-asian="normal" style:font-weight-asian="normal" style:font-size-complex="11pt" style:font-style-complex="normal" style:font-weight-complex="normal"/>
    </style:style>
    <style:style style:name="P115"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b4e9a" officeooo:paragraph-rsid="043b4e9a" style:font-size-asian="11pt" style:font-style-asian="normal" style:font-weight-asian="normal" style:font-size-complex="11pt" style:font-style-complex="normal" style:font-weight-complex="normal"/>
    </style:style>
    <style:style style:name="P116"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117"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36f86" officeooo:paragraph-rsid="04473016" style:font-size-asian="11pt" style:font-style-asian="normal" style:font-weight-asian="normal" style:font-size-complex="11pt" style:font-style-complex="normal" style:font-weight-complex="normal"/>
    </style:style>
    <style:style style:name="P118"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d5c0" officeooo:paragraph-rsid="04473016" style:font-size-asian="11pt" style:font-style-asian="normal" style:font-weight-asian="normal" style:font-size-complex="11pt" style:font-style-complex="normal" style:font-weight-complex="normal"/>
    </style:style>
    <style:style style:name="P119"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ee6bd" officeooo:paragraph-rsid="04473016" style:font-size-asian="11pt" style:font-style-asian="normal" style:font-weight-asian="normal" style:font-size-complex="11pt" style:font-style-complex="normal" style:font-weight-complex="normal"/>
    </style:style>
    <style:style style:name="P120"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8d83" officeooo:paragraph-rsid="04473016" style:font-size-asian="11pt" style:font-style-asian="normal" style:font-weight-asian="normal" style:font-size-complex="11pt" style:font-style-complex="normal" style:font-weight-complex="normal"/>
    </style:style>
    <style:style style:name="P121"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2868" officeooo:paragraph-rsid="04473016" style:font-size-asian="11pt" style:font-style-asian="normal" style:font-weight-asian="normal" style:font-size-complex="11pt" style:font-style-complex="normal" style:font-weight-complex="normal"/>
    </style:style>
    <style:style style:name="P122"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3c8a" officeooo:paragraph-rsid="04473016" style:font-size-asian="11pt" style:font-style-asian="normal" style:font-weight-asian="normal" style:font-size-complex="11pt" style:font-style-complex="normal" style:font-weight-complex="normal"/>
    </style:style>
    <style:style style:name="P123"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09f0f" officeooo:paragraph-rsid="04473016" style:font-size-asian="11pt" style:font-style-asian="normal" style:font-weight-asian="normal" style:font-size-complex="11pt" style:font-style-complex="normal" style:font-weight-complex="normal"/>
    </style:style>
    <style:style style:name="P124"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4eed9" officeooo:paragraph-rsid="04473016" style:font-size-asian="11pt" style:font-style-asian="normal" style:font-weight-asian="normal" style:font-size-complex="11pt" style:font-style-complex="normal" style:font-weight-complex="normal"/>
    </style:style>
    <style:style style:name="P125"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26"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27"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add9f" officeooo:paragraph-rsid="046add9f" style:font-size-asian="11pt" style:font-style-asian="normal" style:font-weight-asian="normal" style:font-size-complex="11pt" style:font-style-complex="normal" style:font-weight-complex="normal"/>
    </style:style>
    <style:style style:name="P128"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129"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6fec99" officeooo:paragraph-rsid="046fec99" style:font-size-asian="11pt" style:font-style-asian="normal" style:font-weight-asian="normal" style:font-size-complex="11pt" style:font-style-complex="normal" style:font-weight-complex="normal"/>
    </style:style>
    <style:style style:name="P130"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11273" officeooo:paragraph-rsid="0472432a" style:font-size-asian="11pt" style:font-style-asian="normal" style:font-weight-asian="normal" style:font-size-complex="11pt" style:font-style-complex="normal" style:font-weight-complex="normal"/>
    </style:style>
    <style:style style:name="P131"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2939c" officeooo:paragraph-rsid="0472939c" style:font-size-asian="11pt" style:font-style-asian="normal" style:font-weight-asian="normal" style:font-size-complex="11pt" style:font-style-complex="normal" style:font-weight-complex="normal"/>
    </style:style>
    <style:style style:name="P132"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46560" officeooo:paragraph-rsid="0472939c" style:font-size-asian="11pt" style:font-style-asian="normal" style:font-weight-asian="normal" style:font-size-complex="11pt" style:font-style-complex="normal" style:font-weight-complex="normal"/>
    </style:style>
    <style:style style:name="P133"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70f03" officeooo:paragraph-rsid="0444e86a" style:font-size-asian="11pt" style:font-style-asian="normal" style:font-weight-asian="normal" style:font-size-complex="11pt" style:font-style-complex="normal" style:font-weight-complex="normal"/>
    </style:style>
    <style:style style:name="P134"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83a14" officeooo:paragraph-rsid="0444e86a" style:font-size-asian="11pt" style:font-style-asian="normal" style:font-weight-asian="normal" style:font-size-complex="11pt" style:font-style-complex="normal" style:font-weight-complex="normal"/>
    </style:style>
    <style:style style:name="P135"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5a8098" officeooo:paragraph-rsid="045a8098" style:font-size-asian="11pt" style:font-style-asian="normal" style:font-weight-asian="normal" style:font-size-complex="11pt" style:font-style-complex="normal" style:font-weight-complex="normal"/>
    </style:style>
    <style:style style:name="P136" style:family="paragraph" style:parent-style-name="Table_20_Contents" style:list-style-name="L4">
      <style:paragraph-properties fo:text-align="start" style:justify-single-word="false"/>
      <style:text-properties style:font-name="Droid Sans" fo:font-size="11pt" fo:language="fr" fo:country="FR" fo:font-style="normal" style:text-underline-style="solid" style:text-underline-width="auto" style:text-underline-color="font-color" fo:font-weight="normal" officeooo:rsid="042c2868" officeooo:paragraph-rsid="04473016" style:font-size-asian="11pt" style:font-style-asian="normal" style:font-weight-asian="normal" style:font-size-complex="11pt" style:font-style-complex="normal" style:font-weight-complex="normal"/>
    </style:style>
    <style:style style:name="P137" style:family="paragraph">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fo:font-size="12pt" fo:font-style="normal" fo:font-weight="normal" officeooo:rsid="0047729e" style:font-size-asian="12pt" style:font-style-asian="normal" style:font-weight-asian="normal" style:font-name-complex="Arial"/>
    </style:style>
    <style:style style:name="T8" style:family="text">
      <style:text-properties fo:color="#ff0000" fo:font-size="12pt" fo:font-style="normal" fo:font-weight="normal" officeooo:rsid="03795590" style:font-size-asian="12pt" style:font-style-asian="normal" style:font-weight-asian="normal" style:font-name-complex="Arial"/>
    </style:style>
    <style:style style:name="T9" style:family="text">
      <style:text-properties fo:color="#ff0000" fo:font-size="12pt" fo:font-style="normal" fo:font-weight="normal" officeooo:rsid="03a2b47a" style:font-size-asian="12pt" style:font-style-asian="normal" style:font-weight-asian="normal" style:font-name-complex="Arial"/>
    </style:style>
    <style:style style:name="T10" style:family="text">
      <style:text-properties fo:color="#ff0000" fo:font-size="12pt" fo:font-style="normal" fo:font-weight="normal" officeooo:rsid="0450535c" style:font-size-asian="12pt" style:font-style-asian="normal" style:font-weight-asian="normal" style:font-name-complex="Arial"/>
    </style:style>
    <style:style style:name="T11" style:family="text">
      <style:text-properties fo:color="#ff0000" fo:font-size="12pt" fo:font-style="normal" fo:font-weight="normal" officeooo:rsid="0476872b" style:font-size-asian="12pt" style:font-style-asian="normal" style:font-weight-asian="normal" style:font-name-complex="Arial"/>
    </style:style>
    <style:style style:name="T12" style:family="text">
      <style:text-properties fo:color="#0000ff" style:font-name-complex="Arial"/>
    </style:style>
    <style:style style:name="T13" style:family="text">
      <style:text-properties fo:color="#0000ff" fo:font-weight="normal" style:font-weight-asian="normal" style:font-name-complex="Arial"/>
    </style:style>
    <style:style style:name="T14" style:family="text">
      <style:text-properties fo:color="#0000ff" fo:font-weight="normal" officeooo:rsid="03a469b6" style:font-weight-asian="normal" style:font-name-complex="Arial"/>
    </style:style>
    <style:style style:name="T15" style:family="text">
      <style:text-properties fo:color="#0000ff" style:text-underline-style="solid" style:text-underline-width="auto" style:text-underline-color="font-color" style:font-name-complex="Arial"/>
    </style:style>
    <style:style style:name="T16" style:family="text">
      <style:text-properties officeooo:rsid="034898e4"/>
    </style:style>
    <style:style style:name="T17" style:family="text">
      <style:text-properties officeooo:rsid="037c6dee"/>
    </style:style>
    <style:style style:name="T18" style:family="text">
      <style:text-properties officeooo:rsid="0383cf42"/>
    </style:style>
    <style:style style:name="T19" style:family="text">
      <style:text-properties officeooo:rsid="03872dd5"/>
    </style:style>
    <style:style style:name="T20" style:family="text">
      <style:text-properties officeooo:rsid="038a8fa9"/>
    </style:style>
    <style:style style:name="T21" style:family="text">
      <style:text-properties officeooo:rsid="038bffee"/>
    </style:style>
    <style:style style:name="T22" style:family="text">
      <style:text-properties officeooo:rsid="038e1b2b"/>
    </style:style>
    <style:style style:name="T23" style:family="text">
      <style:text-properties officeooo:rsid="0391cb85"/>
    </style:style>
    <style:style style:name="T24" style:family="text">
      <style:text-properties officeooo:rsid="039506d0"/>
    </style:style>
    <style:style style:name="T25" style:family="text">
      <style:text-properties officeooo:rsid="039a2a7a"/>
    </style:style>
    <style:style style:name="T26" style:family="text">
      <style:text-properties officeooo:rsid="03a19948"/>
    </style:style>
    <style:style style:name="T27" style:family="text">
      <style:text-properties officeooo:rsid="03a44aaa"/>
    </style:style>
    <style:style style:name="T28" style:family="text">
      <style:text-properties officeooo:rsid="03ae85d5"/>
    </style:style>
    <style:style style:name="T29" style:family="text">
      <style:text-properties officeooo:rsid="00208fc4"/>
    </style:style>
    <style:style style:name="T30" style:family="text">
      <style:text-properties style:use-window-font-color="true"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style:use-window-font-color="true" style:font-name="Droid Sans" fo:font-size="11pt" fo:font-style="normal" style:text-underline-style="none" fo:font-weight="normal" officeooo:rsid="00344742" style:font-size-asian="11pt" style:font-style-asian="normal" style:font-weight-asian="normal" style:font-size-complex="11pt" style:font-style-complex="normal" style:font-weight-complex="normal"/>
    </style:style>
    <style:style style:name="T32" style:family="text">
      <style:text-properties style:use-window-font-color="true" style:font-name="Droid Sans" fo:font-size="11pt" fo:font-style="normal" style:text-underline-style="none" fo:font-weight="normal" officeooo:rsid="00659fac" style:font-size-asian="11pt" style:font-style-asian="normal" style:font-weight-asian="normal" style:font-size-complex="11pt" style:font-style-complex="normal" style:font-weight-complex="normal"/>
    </style:style>
    <style:style style:name="T33" style:family="text">
      <style:text-properties fo:font-style="normal" officeooo:rsid="0383cf42" style:font-style-asian="normal" style:font-style-complex="normal"/>
    </style:style>
    <style:style style:name="T34" style:family="text">
      <style:text-properties fo:font-style="normal" officeooo:rsid="03838fcc" style:font-style-asian="normal" style:font-style-complex="normal"/>
    </style:style>
    <style:style style:name="T35" style:family="text">
      <style:text-properties officeooo:rsid="03c996f4"/>
    </style:style>
    <style:style style:name="T36" style:family="text">
      <style:text-properties officeooo:rsid="03d4b2e2"/>
    </style:style>
    <style:style style:name="T37" style:family="text">
      <style:text-properties officeooo:rsid="03d5e168"/>
    </style:style>
    <style:style style:name="T38" style:family="text">
      <style:text-properties officeooo:rsid="03d73205"/>
    </style:style>
    <style:style style:name="T39" style:family="text">
      <style:text-properties officeooo:rsid="03d8a419"/>
    </style:style>
    <style:style style:name="T40" style:family="text">
      <style:text-properties officeooo:rsid="03db9dcc"/>
    </style:style>
    <style:style style:name="T41" style:family="text">
      <style:text-properties officeooo:rsid="03dd1193"/>
    </style:style>
    <style:style style:name="T42" style:family="text">
      <style:text-properties officeooo:rsid="03e0f4a1"/>
    </style:style>
    <style:style style:name="T43" style:family="text">
      <style:text-properties officeooo:rsid="03e7e234"/>
    </style:style>
    <style:style style:name="T44" style:family="text">
      <style:text-properties officeooo:rsid="03e81be1"/>
    </style:style>
    <style:style style:name="T45" style:family="text">
      <style:text-properties officeooo:rsid="03eb4738"/>
    </style:style>
    <style:style style:name="T46" style:family="text">
      <style:text-properties officeooo:rsid="03ef13ee"/>
    </style:style>
    <style:style style:name="T47" style:family="text">
      <style:text-properties officeooo:rsid="03f4bb84"/>
    </style:style>
    <style:style style:name="T48" style:family="text">
      <style:text-properties officeooo:rsid="03ff1b15"/>
    </style:style>
    <style:style style:name="T49" style:family="text">
      <style:text-properties officeooo:rsid="04053565"/>
    </style:style>
    <style:style style:name="T50" style:family="text">
      <style:text-properties officeooo:rsid="0409fe13"/>
    </style:style>
    <style:style style:name="T51" style:family="text">
      <style:text-properties officeooo:rsid="0418464a"/>
    </style:style>
    <style:style style:name="T52" style:family="text">
      <style:text-properties officeooo:rsid="04254fa6"/>
    </style:style>
    <style:style style:name="T53" style:family="text">
      <style:text-properties officeooo:rsid="04267b11"/>
    </style:style>
    <style:style style:name="T54" style:family="text">
      <style:text-properties officeooo:rsid="0429688b"/>
    </style:style>
    <style:style style:name="T55" style:family="text">
      <style:text-properties officeooo:rsid="042e282d"/>
    </style:style>
    <style:style style:name="T56" style:family="text">
      <style:text-properties officeooo:rsid="04320f01"/>
    </style:style>
    <style:style style:name="T57" style:family="text">
      <style:text-properties officeooo:rsid="04333cf7"/>
    </style:style>
    <style:style style:name="T58" style:family="text">
      <style:text-properties officeooo:rsid="043e6821"/>
    </style:style>
    <style:style style:name="T59" style:family="text">
      <style:text-properties officeooo:rsid="044079d2"/>
    </style:style>
    <style:style style:name="T60" style:family="text">
      <style:text-properties officeooo:rsid="0446c8c9"/>
    </style:style>
    <style:style style:name="T61" style:family="text">
      <style:text-properties officeooo:rsid="044ab85d"/>
    </style:style>
    <style:style style:name="T62" style:family="text">
      <style:text-properties officeooo:rsid="044bcdf6"/>
    </style:style>
    <style:style style:name="T63" style:family="text">
      <style:text-properties officeooo:rsid="045a8098"/>
    </style:style>
    <style:style style:name="T64" style:family="text">
      <style:text-properties officeooo:rsid="045c0df0"/>
    </style:style>
    <style:style style:name="T65" style:family="text">
      <style:text-properties officeooo:rsid="045d4d8a"/>
    </style:style>
    <style:style style:name="T66" style:family="text">
      <style:text-properties officeooo:rsid="045eb95b"/>
    </style:style>
    <style:style style:name="T67" style:family="text">
      <style:text-properties officeooo:rsid="04657a31"/>
    </style:style>
    <style:style style:name="T68" style:family="text">
      <style:text-properties officeooo:rsid="04693471"/>
    </style:style>
    <style:style style:name="T69" style:family="text">
      <style:text-properties officeooo:rsid="046abc8f"/>
    </style:style>
    <style:style style:name="T70" style:family="text">
      <style:text-properties officeooo:rsid="046caaea"/>
    </style:style>
    <style:style style:name="T71" style:family="text">
      <style:text-properties officeooo:rsid="046ef7b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2"/>
      <text:h text:style-name="P89" text:outline-level="2"/>
      <text:h text:style-name="P89" text:outline-level="2"/>
      <text:h text:style-name="P89" text:outline-level="2"/>
      <text:h text:style-name="P89" text:outline-level="2"/>
      <text:h text:style-name="P90" text:outline-level="2">ANALYSE DES RISQUES</text:h>
      <text:p text:style-name="P11"/>
      <text:p text:style-name="P14"/>
      <text:p text:style-name="P14"/>
      <text:p text:style-name="P14"/>
      <text:p text:style-name="P14"/>
      <text:p text:style-name="P21"/>
      <text:p text:style-name="P22"/>
      <text:p text:style-name="P24"><text:span text:style-name="T2">Version :<text:tab/><text:tab/></text:span><text:span text:style-name="T11">1.0</text:span></text:p>
      <text:p text:style-name="P23"/>
      <text:p text:style-name="P24"><text:span text:style-name="T2">Date :<text:tab/><text:tab/><text:tab/></text:span><text:span text:style-name="T9">13</text:span><text:span text:style-name="T8">/</text:span><text:span text:style-name="T11">01</text:span><text:span text:style-name="T8">/201</text:span><text:span text:style-name="T11">7</text:span></text:p>
      <text:p text:style-name="P26"/>
      <text:p text:style-name="P24"><text:span text:style-name="T2">Rédigé par :</text:span><text:span text:style-name="T3"><text:tab/><text:tab/></text:span><text:span text:style-name="T7">L’équipe SmartLogger</text:span></text:p>
      <text:p text:style-name="P23"/>
      <text:p text:style-name="P25"><text:span text:style-name="T2">Relu par :</text:span><text:span text:style-name="T3"><text:tab/><text:tab/></text:span><text:span text:style-name="T7">L’équipe SmartLogger</text:span></text:p>
      <text:p text:style-name="P23"/>
      <text:p text:style-name="P22">Approuvé par :<text:tab/>---</text:p>
      <text:p text:style-name="P23"/>
      <text:p text:style-name="P24"><text:span text:style-name="T4"><text:s text:c="25"/></text:span><text:span text:style-name="T5">Signature </text:span><text:span text:style-name="T6">du superviseur </text:span><text:span text:style-name="T5">:</text:span></text:p>
      <text:p text:style-name="P27"/>
      <text:p text:style-name="P27"/>
      <text:p text:style-name="P27"/>
      <text:p text:style-name="P27"/>
      <text:p text:style-name="P15"/>
      <text:p text:style-name="P14"/>
      <text:p text:style-name="P12"><text:span text:style-name="T15">Objectif :</text:span><text:span text:style-name="T12"> </text:span><text:span text:style-name="T13">Ce document est destiné à </text:span><text:span text:style-name="T14">traduire les différents risques pouvant impliquer diverses perturbations lors du déroulement du projet.</text:span></text:p>
      <text:p text:style-name="P15"/>
      <text:p text:style-name="P16"/>
      <text:p text:style-name="P16"/>
      <text:p text:style-name="P16"/>
      <text:p text:style-name="P16"/>
      <text:h text:style-name="P87" text:outline-level="1"/>
      <text:h text:style-name="P85" text:outline-level="1"/>
      <text:h text:style-name="P86" text:outline-level="1">HISTORIQUE DE LA DOCUMENTATION</text:h>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Version</text:p>
          </table:table-cell>
          <table:table-cell table:style-name="Tableau1.A1" office:value-type="string">
            <text:p text:style-name="P28">Date</text:p>
          </table:table-cell>
          <table:table-cell table:style-name="Tableau1.C1" office:value-type="string">
            <text:p text:style-name="P28">Modifications réalisées</text:p>
          </table:table-cell>
        </table:table-row>
        <table:table-row table:style-name="Tableau1.1">
          <table:table-cell table:style-name="Tableau1.A1" office:value-type="string">
            <text:p text:style-name="P29">0.1</text:p>
          </table:table-cell>
          <table:table-cell table:style-name="Tableau1.A1" office:value-type="string">
            <text:p text:style-name="P29"><text:span text:style-name="T27">13</text:span>/1<text:span text:style-name="T17">2</text:span>/<text:span text:style-name="T17">1</text:span>6</text:p>
          </table:table-cell>
          <table:table-cell table:style-name="Tableau1.C1" office:value-type="string">
            <text:p text:style-name="P29">Création <text:span text:style-name="T16">du document</text:span></text:p>
          </table:table-cell>
        </table:table-row>
        <table:table-row table:style-name="Tableau1.1">
          <table:table-cell table:style-name="Tableau1.A3" office:value-type="string">
            <text:p text:style-name="P30">0.2</text:p>
          </table:table-cell>
          <table:table-cell table:style-name="Tableau1.A3" office:value-type="string">
            <text:p text:style-name="P30">19/12/16</text:p>
          </table:table-cell>
          <table:table-cell table:style-name="Tableau1.C3" office:value-type="string">
            <text:p text:style-name="P30">Augmentation, et nouvelle hiérarchisation des risques.</text:p>
            <text:p text:style-name="P30">Ajout des actions possibles lorsqu'un des risques potentiels se déclare</text:p>
          </table:table-cell>
        </table:table-row>
        <table:table-row table:style-name="Tableau1.1">
          <table:table-cell table:style-name="Tableau1.A3" office:value-type="string">
            <text:p text:style-name="P84">1.0</text:p>
          </table:table-cell>
          <table:table-cell table:style-name="Tableau1.A3" office:value-type="string">
            <text:p text:style-name="P84">13/01/17</text:p>
          </table:table-cell>
          <table:table-cell table:style-name="Tableau1.C3" office:value-type="string">
            <text:p text:style-name="P84">Correctifs mineurs</text:p>
          </table:table-cell>
        </table:table-row>
      </table:table>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list xml:id="list3673402904392780962" text:style-name="WW8Num18">
        <text:list-item>
          <text:h text:style-name="P92" text:outline-level="1">Documents applicables et de référence</text:h>
        </text:list-item>
      </text:list>
      <text:list xml:id="list1062299625139433744" text:style-name="L1">
        <text:list-item>
          <text:p text:style-name="P105">Le document d'Architecture Logicielle : DAL.pdf</text:p>
        </text:list-item>
        <text:list-item>
          <text:p text:style-name="P106">Le <text:span text:style-name="T29">document de Spécification Technique du Besoin : STB.pdf</text:span></text:p>
        </text:list-item>
        <text:list-item>
          <text:p text:style-name="P107">Le cahier de recettes <text:span text:style-name="T51">associé à la réalisation </text:span>: CdR.pdf</text:p>
        </text:list-item>
        <text:list-item>
          <text:p text:style-name="P108"><text:span text:style-name="T31">Le do</text:span><text:span text:style-name="T32">c</text:span><text:span text:style-name="T31">ument de présentation client : SmartLogger.pdf</text:span></text:p>
        </text:list-item>
        <text:list-item>
          <text:p text:style-name="P109"><text:span text:style-name="T31">L</text:span><text:span text:style-name="T30">e glossaire associé à la documentation : Glossaire.pdf</text:span></text:p>
        </text:list-item>
      </text:list>
      <text:h text:style-name="P93" text:outline-level="1"/>
      <text:h text:style-name="P93" text:outline-level="1"/>
      <text:list xml:id="list115116624262782" text:continue-list="list3673402904392780962" text:style-name="WW8Num18">
        <text:list-item>
          <text:h text:style-name="P94" text:outline-level="1"><text:soft-page-break/>Listing des risques majeurs</text:h>
          <text:list>
            <text:list-item>
              <text:h text:style-name="P95" text:outline-level="1">Manque d'expertise d<text:span text:style-name="T33">ans certaines</text:span><text:span text:style-name="T34"> technologies </text:span><text:span text:style-name="T33">clés</text:span></text:h>
            </text:list-item>
          </text:list>
          <text:h text:style-name="P103" text:outline-level="1"/>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8">Risque <text:span text:style-name="T28">n°1</text:span></text:p>
          </table:table-cell>
          <table:table-cell table:style-name="Table4.A1" office:value-type="string">
            <text:p text:style-name="P73"><text:span text:style-name="T35">Manque d'expertise</text:span> d<text:span text:style-name="T18">ans certaines</text:span> technologies <text:span text:style-name="T18">clés</text:span></text:p>
          </table:table-cell>
          <table:table-cell table:style-name="Table4.C1" office:value-type="string">
            <text:p text:style-name="P74">Probabilité : <text:span text:style-name="T21">100 %</text:span></text:p>
          </table:table-cell>
        </table:table-row>
        <table:table-row>
          <table:table-cell table:style-name="Table4.A2" office:value-type="string">
            <text:p text:style-name="P31">Période</text:p>
          </table:table-cell>
          <table:table-cell table:style-name="Table4.B2" table:number-columns-spanned="2" office:value-type="string">
            <text:p text:style-name="P46">Toute la durée du projet.</text:p>
            <text:p text:style-name="P46"/>
          </table:table-cell>
          <table:covered-table-cell/>
        </table:table-row>
        <table:table-row>
          <table:table-cell table:style-name="Table4.A2" office:value-type="string">
            <text:p text:style-name="P31">Description</text:p>
          </table:table-cell>
          <table:table-cell table:style-name="Table4.B4" table:number-columns-spanned="2" office:value-type="string">
            <text:p text:style-name="P46">La réalisation du projet repose majoritairement sur l'emploi de technologies, <text:span text:style-name="T36">qui sont majoritairement nouvelles</text:span> pour toute l'équipe : NoSQL, Scala…</text:p>
            <text:p text:style-name="P46"/>
            <text:p text:style-name="P46">Ce<text:span text:style-name="T37">s technologies</text:span> concerne<text:span text:style-name="T37">nt des n</text:span>ouveaux langages à apprendre, <text:span text:style-name="T38">mais également</text:span> de nouveaux frameworks/APIs à utiliser.</text:p>
            <text:p text:style-name="P46"/>
            <text:p text:style-name="P46">De ce fait, notre <text:span text:style-name="T25">niveau</text:span> technique dans <text:span text:style-name="T25">la manipulation de ces outils</text:span> est en constante amélioration, ce qui implique que nous sommes pas à un niveau optimal pour assurer une production la plus rapide possible, <text:span text:style-name="T39">et que nous devrons toujours consacrer une partie du temps disponible à étudier ces technologies.</text:span></text:p>
            <text:p text:style-name="P46"/>
          </table:table-cell>
          <table:covered-table-cell/>
        </table:table-row>
        <table:table-row>
          <table:table-cell table:style-name="Table4.A2" office:value-type="string">
            <text:p text:style-name="P36">Problèmes</text:p>
            <text:p text:style-name="P36">potentiels</text:p>
          </table:table-cell>
          <table:table-cell table:style-name="Table4.B4" table:number-columns-spanned="2" office:value-type="string">
            <text:list xml:id="list2002129338714837471" text:style-name="L2">
              <text:list-item>
                <text:p text:style-name="P110"><text:span text:style-name="T41">Réduction du temps consacré à la réalisation</text:span> pour <text:span text:style-name="T40">que chaque élément de l'équipe puisse étudier les technologies</text:span></text:p>
              </text:list-item>
              <text:list-item>
                <text:p text:style-name="P110">Augmentation des temps de <text:span text:style-name="T20">conception/</text:span>développement (dû à la non-expertise)</text:p>
              </text:list-item>
              <text:list-item>
                <text:p text:style-name="P111">Estimation difficile d<text:span text:style-name="T42">u temps requis</text:span> de<text:span text:style-name="T42">s phases de </text:span>réalisation</text:p>
                <text:p text:style-name="P111"/>
              </text:list-item>
            </text:list>
          </table:table-cell>
          <table:covered-table-cell/>
        </table:table-row>
        <table:table-row table:style-name="Table4.5">
          <table:table-cell table:style-name="Table4.A2" office:value-type="string">
            <text:p text:style-name="P31">Solution<text:span text:style-name="T19">(s)</text:span> de prévention</text:p>
          </table:table-cell>
          <table:table-cell table:style-name="Table4.B5" table:number-columns-spanned="2" office:value-type="string">
            <text:list xml:id="list1421195340016085560" text:style-name="L3">
              <text:list-item>
                <text:p text:style-name="P112">Spécialiser chaque membre de l'équipe <text:span text:style-name="T23">dans une technologie clé, et organiser des sessions de communication autour des recherches effectuées.</text:span></text:p>
              </text:list-item>
              <text:list-item>
                <text:p text:style-name="P113">Simplifier les accès <text:span text:style-name="T24">aux documentations disponibles sur les différents langages/APIs, via le wiki interne à l'équipe.</text:span></text:p>
              </text:list-item>
            </text:list>
            <text:p text:style-name="P47"/>
          </table:table-cell>
          <table:covered-table-cell/>
        </table:table-row>
        <table:table-row table:style-name="Table4.5">
          <table:table-cell table:style-name="Table4.A2" office:value-type="string">
            <text:p text:style-name="P41">Action(s) possible(s)</text:p>
          </table:table-cell>
          <table:table-cell table:style-name="Table4.B6" table:number-columns-spanned="2" office:value-type="string">
            <text:list xml:id="list115117664317170" text:continue-numbering="true" text:style-name="L3">
              <text:list-item>
                <text:p text:style-name="P114">Demander des informations supplémentaires auprès des référents associés aux projets.</text:p>
              </text:list-item>
              <text:list-item>
                <text:p text:style-name="P115">Faire appel au regard neuf d'un membre de l'équipe (non associé à la tâche en cours), pour essayer de trouver une solution alternative.</text:p>
              </text:list-item>
            </text:list>
          </table:table-cell>
          <table:covered-table-cell/>
        </table:table-row>
      </table:table>
      <text:p text:style-name="P6"/>
      <text:p text:style-name="P20"/>
      <text:list xml:id="list115116792149051" text:continue-list="list115116624262782" text:style-name="WW8Num18">
        <text:list-item>
          <text:list>
            <text:list-item>
              <text:h text:style-name="P96" text:outline-level="1">Problèmes liés à l'interface utilisateur</text:h>
              <text:h text:style-name="P100" text:outline-level="1"/>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9">Risque</text:p>
          </table:table-cell>
          <table:table-cell table:style-name="Table3.A1" office:value-type="string">
            <text:p text:style-name="P79">Problèmes liés à l<text:span text:style-name="T60">'interface utilisateur</text:span></text:p>
          </table:table-cell>
          <table:table-cell table:style-name="Table3.C1" office:value-type="string">
            <text:p text:style-name="P75">Probabilité : <text:span text:style-name="T52">80 %</text:span></text:p>
          </table:table-cell>
        </table:table-row>
        <table:table-row>
          <table:table-cell table:style-name="Table3.A2" office:value-type="string">
            <text:p text:style-name="P32">Période</text:p>
          </table:table-cell>
          <table:table-cell table:style-name="Table3.B2" table:number-columns-spanned="2" office:value-type="string">
            <text:p text:style-name="P48">A partir du début du développement, jusqu'en fin de projet.</text:p>
            <text:p text:style-name="P48"/>
          </table:table-cell>
          <table:covered-table-cell/>
        </table:table-row>
        <table:table-row>
          <table:table-cell table:style-name="Table3.A2" office:value-type="string">
            <text:p text:style-name="P32">Description</text:p>
          </table:table-cell>
          <table:table-cell table:style-name="Table3.B3" table:number-columns-spanned="2" office:value-type="string">
            <text:p text:style-name="P51">Suite aux demandes du client, l'interface utilisateur sera réalisée en Angular 2.</text:p>
            <text:p text:style-name="P51"><text:line-break/><text:span text:style-name="T53">Cette technologie semble prometteuse, d'où l'intérêt de l'employer ici, mais va imposer un temps de formation considérable, tout en sachant que sa documentation n'est pas aussi fournie que souhaité.</text:span></text:p>
            <text:p text:style-name="P52">Par ailleurs, nous n'avons pas encore tous les facteurs qui permettent de déterminer avec précision, quels seront tous les composants qui constitueront la vue finale. On ne pourra donc pas fournir d<text:span text:style-name="T54">e schéma d'</text:span>architecture aussi précis que pour les autres modules du système.</text:p>
            <text:p text:style-name="P51"/>
          </table:table-cell>
          <table:covered-table-cell/>
        </table:table-row>
        <table:table-row>
          <table:table-cell table:style-name="Table3.A2" office:value-type="string">
            <text:p text:style-name="P37">Problèmes</text:p>
            <text:p text:style-name="P37">potentiels</text:p>
          </table:table-cell>
          <table:table-cell table:style-name="Table3.B4" table:number-columns-spanned="2" office:value-type="string">
            <text:p text:style-name="P53">Conception de bas niveau impossible</text:p>
            <text:p text:style-name="P53">Temps de formation pouvant être plus important que prévu</text:p>
            <text:p text:style-name="P54"/>
          </table:table-cell>
          <table:covered-table-cell/>
        </table:table-row>
        <table:table-row>
          <table:table-cell table:style-name="Table3.A2" office:value-type="string">
            <text:p text:style-name="P32">Solution<text:span text:style-name="T19">(s)</text:span> de préventio<text:span text:style-name="T58">n</text:span></text:p>
          </table:table-cell>
          <table:table-cell table:style-name="Table3.B5" table:number-columns-spanned="2" office:value-type="string">
            <text:p text:style-name="P55">Développer l'interface utilisateur lors de la dernière itération</text:p>
            <text:p text:style-name="P55">Lors de réalisation des itérations <text:span text:style-name="T59">précédentes, mettre en évidence les différents éléments qui devront être mis en place dans l'interface.</text:span></text:p>
            <text:p text:style-name="P56"/>
          </table:table-cell>
          <table:covered-table-cell/>
        </table:table-row>
        <table:table-row>
          <table:table-cell table:style-name="Table3.A2" office:value-type="string">
            <text:p text:style-name="P42">Action(s) possible(s)</text:p>
            <text:p text:style-name="P42"/>
          </table:table-cell>
          <table:table-cell table:style-name="Table3.B6" table:number-columns-spanned="2" office:value-type="string">
            <text:p text:style-name="P57">Faire appel au client, afin de nous mettre en contact avec leur UX Designer.</text:p>
          </table:table-cell>
          <table:covered-table-cell/>
        </table:table-row>
      </table:table>
      <text:p text:style-name="P7"/>
      <text:p text:style-name="P17"/>
      <text:list xml:id="list115117057277399" text:continue-numbering="true" text:style-name="WW8Num18">
        <text:list-item>
          <text:list>
            <text:list-item>
              <text:h text:style-name="P97" text:outline-level="1">Problèmes liés à l'organisation temporelle</text:h>
            </text:list-item>
          </text:list>
          <text:h text:style-name="P104" text:outline-level="1"/>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0">Risque</text:p>
          </table:table-cell>
          <table:table-cell table:style-name="Table1.A1" office:value-type="string">
            <text:p text:style-name="P80">Problèmes liés à l'organisation temporelle</text:p>
          </table:table-cell>
          <table:table-cell table:style-name="Table1.C1" office:value-type="string">
            <text:p text:style-name="P76">Probabilité : <text:span text:style-name="T22">50 %</text:span></text:p>
          </table:table-cell>
        </table:table-row>
        <table:table-row>
          <table:table-cell table:style-name="Table1.A2" office:value-type="string">
            <text:p text:style-name="P33">Période</text:p>
          </table:table-cell>
          <table:table-cell table:style-name="Table1.B2" table:number-columns-spanned="2" office:value-type="string">
            <text:p text:style-name="P49">A partir du début du développement, jusqu'en fin de projet.</text:p>
            <text:p text:style-name="P49"/>
          </table:table-cell>
          <table:covered-table-cell/>
        </table:table-row>
        <table:table-row>
          <table:table-cell table:style-name="Table1.A2" office:value-type="string">
            <text:p text:style-name="P33">Description</text:p>
          </table:table-cell>
          <table:table-cell table:style-name="Table1.B3" table:number-columns-spanned="2" office:value-type="string">
            <text:p text:style-name="P58">L'équipe n'étant composée que d'étudiants en 1ère année de Master, <text:span text:style-name="T43">l'organisation de l'équipe ne peut se réaliser qu'autour de l'emploi du temps déterminé par notre cursus.</text:span></text:p>
            <text:p text:style-name="P58"/>
            <text:p text:style-name="P59">Cependant, ce dernier est relativement instable et peut engendrer des phases <text:span text:style-name="T44">à </text:span>vid<text:span text:style-name="T44">e</text:span>, tout comme des phases de travail intensif. <text:span text:style-name="T45">Il sera donc indispensable d'adopter une stratégie d'organisation adaptée à ces fluctuations.</text:span></text:p>
            <text:p text:style-name="P59"/>
            <text:p text:style-name="P60">De plus, le travail supplémentaire à fournir pour les projets de fin d'année, réduira drastiquement le temps disponible en fin de projet (période <text:span text:style-name="T46">du mois d'Avril à Mai</text:span>)</text:p>
            <text:p text:style-name="P61"/>
          </table:table-cell>
          <table:covered-table-cell/>
        </table:table-row>
        <table:table-row>
          <table:table-cell table:style-name="Table1.A2" office:value-type="string">
            <text:p text:style-name="P38">Problèmes</text:p>
            <text:p text:style-name="P38">potentiels</text:p>
          </table:table-cell>
          <table:table-cell table:style-name="Table1.B4" table:number-columns-spanned="2" office:value-type="string">
            <text:list xml:id="list2991240292016532188" text:style-name="L4">
              <text:list-item>
                <text:p text:style-name="P116">Impossibilité de travailler à horaires fixes</text:p>
              </text:list-item>
              <text:list-item>
                <text:p text:style-name="P117">Réduction du temps d<text:span text:style-name="T47">isponible </text:span>à partir du mois d'Avril</text:p>
                <text:p text:style-name="P117"/>
              </text:list-item>
            </text:list>
          </table:table-cell>
          <table:covered-table-cell/>
        </table:table-row>
        <table:table-row>
          <table:table-cell table:style-name="Table1.A2" office:value-type="string">
            <text:p text:style-name="P33">Solution<text:span text:style-name="T19">(s)</text:span> de prévention</text:p>
          </table:table-cell>
          <table:table-cell table:style-name="Table1.B5" table:number-columns-spanned="2" office:value-type="string">
            <text:list xml:id="list115116937600197" text:continue-numbering="true" text:style-name="L4">
              <text:list-item>
                <text:p text:style-name="P118">Adopter des créneaux de travail souples et convenablement répartis.</text:p>
              </text:list-item>
              <text:list-item>
                <text:p text:style-name="P119">Répartir majoritairement la charge de travail à réaliser sur la première partie du s<text:span text:style-name="T48">e</text:span>mestre <text:span text:style-name="T48">(70 %/30 %, ou 80 %/20 % si possible).</text:span></text:p>
              </text:list-item>
              <text:list-item>
                <text:p text:style-name="P120">Débuter les itérations par les processus les plus longs et les plus complexes, afin de s'assurer des tâches faisables en fin de développement.</text:p>
                <text:p text:style-name="P120"/>
              </text:list-item>
            </text:list>
          </table:table-cell>
          <table:covered-table-cell/>
        </table:table-row>
        <table:table-row>
          <table:table-cell table:style-name="Table1.A2" office:value-type="string">
            <text:p text:style-name="P43">Action(s) possible(s)</text:p>
          </table:table-cell>
          <table:table-cell table:style-name="Table1.B6" table:number-columns-spanned="2" office:value-type="string">
            <text:list xml:id="list115116532211975" text:continue-numbering="true" text:style-name="L4">
              <text:list-item>
                <text:p text:style-name="P136">Sur un<text:span text:style-name="T55">e phase d'itération :</text:span></text:p>
                <text:list>
                  <text:list-item>
                    <text:p text:style-name="P121">Repartir la charge de travail au maximum sur les week-ends et créneaux horaires, ayant le moins de travail externe (révisions d'examens, projets…).</text:p>
                  </text:list-item>
                  <text:list-item>
                    <text:p text:style-name="P122">Augmenter les horaires de travail au maximum sur les premières semaines <text:span text:style-name="T56">de l'itération.</text:span></text:p>
                  </text:list-item>
                </text:list>
                <text:p text:style-name="P122"/>
              </text:list-item>
              <text:list-item>
                <text:p text:style-name="P136">Sur un<text:span text:style-name="T55">e semaine donnée </text:span>:</text:p>
                <text:list>
                  <text:list-item>
                    <text:p text:style-name="P123">A<text:span text:style-name="T57">ssocier les personnes disponibles sur la tâche en difficulté</text:span></text:p>
                  </text:list-item>
                  <text:list-item>
                    <text:p text:style-name="P124">Partager et répartir les différentes composantes de la tâche afin d'augmenter la vitesse de réalisation.</text:p>
                  </text:list-item>
                </text:list>
                <text:p text:style-name="P123"/>
              </text:list-item>
            </text:list>
          </table:table-cell>
          <table:covered-table-cell/>
        </table:table-row>
      </table:table>
      <text:p text:style-name="P8"/>
      <text:p text:style-name="P10"/>
      <text:p text:style-name="P18"/>
      <text:list xml:id="list115117511629356" text:continue-list="list115117057277399" text:style-name="WW8Num18">
        <text:list-item>
          <text:list>
            <text:list-item>
              <text:h text:style-name="P98" text:outline-level="1">Problèmes d'efficacité de<text:span text:style-name="T61">s membres de</text:span> l'équipe</text:h>
            </text:list-item>
          </text:list>
          <text:h text:style-name="P101" text:outline-level="1"/>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71">Risque</text:p>
          </table:table-cell>
          <table:table-cell table:style-name="Table5.A1" office:value-type="string">
            <text:p text:style-name="P81">Problèmes <text:span text:style-name="T62">d'efficacité des membres de l'équipe</text:span></text:p>
          </table:table-cell>
          <table:table-cell table:style-name="Table5.C1" office:value-type="string">
            <text:p text:style-name="P77">Probabilité : <text:span text:style-name="T63">30 %</text:span></text:p>
          </table:table-cell>
        </table:table-row>
        <table:table-row>
          <table:table-cell table:style-name="Table5.A2" office:value-type="string">
            <text:p text:style-name="P34">Période</text:p>
          </table:table-cell>
          <table:table-cell table:style-name="Table5.B2" table:number-columns-spanned="2" office:value-type="string">
            <text:p text:style-name="P50">A partir du début du développement, jusqu'en fin de projet.</text:p>
            <text:p text:style-name="P50"/>
          </table:table-cell>
          <table:covered-table-cell/>
        </table:table-row>
        <table:table-row>
          <table:table-cell table:style-name="Table5.A2" office:value-type="string">
            <text:p text:style-name="P34">Description</text:p>
            <text:p text:style-name="P34"/>
          </table:table-cell>
          <table:table-cell table:style-name="Table5.B3" table:number-columns-spanned="2" office:value-type="string">
            <text:p text:style-name="P65">La composition de l'équipe est très hétéroclite notamment en termes de <text:span text:style-name="T67">niveau de technique dans certaines technologies, mais également en termes de motivation.</text:span></text:p>
            <text:p text:style-name="P65"/>
            <text:p text:style-name="P66">Il faudra <text:span text:style-name="T69">alors</text:span> pallier aux différentes <text:span text:style-name="T68">difficultés,</text:span> qui pourraient découler de tâches non réalisées dans les temps <text:span text:style-name="T68">impartis. Que ce soit par manque de compétence, ou d'implication.</text:span></text:p>
            <text:p text:style-name="P65"/>
          </table:table-cell>
          <table:covered-table-cell/>
        </table:table-row>
        <table:table-row>
          <table:table-cell table:style-name="Table5.A2" office:value-type="string">
            <text:p text:style-name="P39">Problèmes</text:p>
            <text:p text:style-name="P39">potentiels</text:p>
            <text:p text:style-name="P39"/>
          </table:table-cell>
          <table:table-cell table:style-name="Table5.B4" table:number-columns-spanned="2" office:value-type="string">
            <text:list xml:id="list8683551479321559790" text:style-name="L5">
              <text:list-item>
                <text:p text:style-name="P125">Dépassement des dates limites.</text:p>
              </text:list-item>
              <text:list-item>
                <text:p text:style-name="P127">Implication de plus de membres que nécessaires pour la réalisation d'une seule <text:span text:style-name="T70">tâche</text:span>, au dépit des autres.</text:p>
                <text:p text:style-name="P127"/>
              </text:list-item>
            </text:list>
          </table:table-cell>
          <table:covered-table-cell/>
        </table:table-row>
        <table:table-row>
          <table:table-cell table:style-name="Table5.A2" office:value-type="string">
            <text:p text:style-name="P34">Solution<text:span text:style-name="T19">(s)</text:span> de prévention</text:p>
            <text:p text:style-name="P34"/>
          </table:table-cell>
          <table:table-cell table:style-name="Table5.B5" table:number-columns-spanned="2" office:value-type="string">
            <text:list xml:id="list2768410919358571217" text:style-name="L6">
              <text:list-item>
                <text:p text:style-name="P128">Augmenter le nombre de points de contrôle, afin de vérifier la progression de chacun dans sa tâche.</text:p>
              </text:list-item>
              <text:list-item>
                <text:p text:style-name="P126">Associer en priorité chaque « spécialiste » (cf 2.1), dans les tâches associées à leur domaine <text:span text:style-name="T71">de prédilection.</text:span></text:p>
              </text:list-item>
            </text:list>
            <text:p text:style-name="P67"/>
          </table:table-cell>
          <table:covered-table-cell/>
        </table:table-row>
        <table:table-row>
          <table:table-cell table:style-name="Table5.A2" office:value-type="string">
            <text:p text:style-name="P44">Action(s) possible(s)</text:p>
            <text:p text:style-name="P44"/>
          </table:table-cell>
          <table:table-cell table:style-name="Table5.B6" table:number-columns-spanned="2" office:value-type="string">
            <text:list xml:id="list7456445326305491765" text:style-name="L7">
              <text:list-item>
                <text:p text:style-name="P129">En cas de retard par rapport à l'avancement souhaité :</text:p>
                <text:list>
                  <text:list-item>
                    <text:p text:style-name="P129">Augmenter le nombre de membres sur la tâche, en fonction de la disponibilité des membres.</text:p>
                  </text:list-item>
                  <text:list-item>
                    <text:p text:style-name="P130">Limiter la prise en compte des exigences : Ne réaliser que les exigences « importantes » ou « indispensables »</text:p>
                  </text:list-item>
                </text:list>
                <text:p text:style-name="P130"/>
              </text:list-item>
              <text:list-item>
                <text:p text:style-name="P131">En cas de dépassement de date limite :</text:p>
                <text:list>
                  <text:list-item>
                    <text:p text:style-name="P131">Consacrer l'intégralité des ressources à la finalisation de la tâche.</text:p>
                  </text:list-item>
                  <text:list-item>
                    <text:p text:style-name="P132">Prévenir le client, en cas d'un éventuel retard de livraison.</text:p>
                  </text:list-item>
                </text:list>
              </text:list-item>
            </text:list>
          </table:table-cell>
          <table:covered-table-cell/>
        </table:table-row>
      </table:table>
      <text:p text:style-name="P9"/>
      <text:p text:style-name="P19"/>
      <text:list xml:id="list115117722252329" text:continue-list="list115117511629356" text:style-name="WW8Num18">
        <text:list-item>
          <text:list>
            <text:list-item>
              <text:h text:style-name="P99" text:outline-level="1">Incompatibilité potentielle sur le matériel client</text:h>
            </text:list-item>
          </text:list>
          <text:h text:style-name="P102" text:outline-level="1"/>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2">Risque</text:p>
          </table:table-cell>
          <table:table-cell table:style-name="Table2.A1" office:value-type="string">
            <text:p text:style-name="P82">Incompatibilité potentielle sur le matériel client</text:p>
          </table:table-cell>
          <table:table-cell table:style-name="Table2.C1" office:value-type="string">
            <text:p text:style-name="P78">Probabilité : <text:span text:style-name="T64">5 %</text:span></text:p>
          </table:table-cell>
        </table:table-row>
        <table:table-row>
          <table:table-cell table:style-name="Table2.A2" office:value-type="string">
            <text:p text:style-name="P35">Période</text:p>
          </table:table-cell>
          <table:table-cell table:style-name="Table2.B2" table:number-columns-spanned="2" office:value-type="string">
            <text:p text:style-name="P62">Dès le début des livraisons <text:span text:style-name="T26">au </text:span>client.</text:p>
            <text:p text:style-name="P62"/>
          </table:table-cell>
          <table:covered-table-cell/>
        </table:table-row>
        <table:table-row>
          <table:table-cell table:style-name="Table2.A2" office:value-type="string">
            <text:p text:style-name="P35">Description</text:p>
          </table:table-cell>
          <table:table-cell table:style-name="Table2.B3" table:number-columns-spanned="2" office:value-type="string">
            <text:p text:style-name="P63">Le type de matériel sur lequel devra fonctionner le système, a ét<text:span text:style-name="T49">é défini de façon incomplète. Nous savons quels outils utiliser, et sur quel type d'OS (Linux), mais nous ne connaissons pas les versions précises utilisées par l'entreprise.</text:span></text:p>
            <text:p text:style-name="P63"/>
            <text:p text:style-name="P64">Il faudra donc craindre d<text:span text:style-name="T65">'éventuels</text:span> problèmes de compatibilité lors des phases de test.</text:p>
            <text:p text:style-name="P63"/>
          </table:table-cell>
          <table:covered-table-cell/>
        </table:table-row>
        <table:table-row>
          <table:table-cell table:style-name="Table2.A2" office:value-type="string">
            <text:p text:style-name="P40">Problèmes</text:p>
            <text:p text:style-name="P40">potentiels</text:p>
          </table:table-cell>
          <table:table-cell table:style-name="Table2.B4" table:number-columns-spanned="2" office:value-type="string">
            <text:list xml:id="list638424297822736683" text:style-name="L8">
              <text:list-item>
                <text:p text:style-name="P133">Incompatibilités entre les composants logiciels utilisés par le système, et ceux utilisés par l'entreprise.</text:p>
                <text:p text:style-name="P133"/>
              </text:list-item>
            </text:list>
          </table:table-cell>
          <table:covered-table-cell/>
        </table:table-row>
        <table:table-row>
          <table:table-cell table:style-name="Table2.A2" office:value-type="string">
            <text:p text:style-name="P35">Solution<text:span text:style-name="T19">(s)</text:span> de prévention</text:p>
          </table:table-cell>
          <table:table-cell table:style-name="Table2.B5" table:number-columns-spanned="2" office:value-type="string">
            <text:list xml:id="list115115917591076" text:continue-numbering="true" text:style-name="L8">
              <text:list-item>
                <text:p text:style-name="P134">Prévoir un temps supplémentaire pour les phases de tests, afin de pouvoir corriger d'éventuels problèmes <text:span text:style-name="T50">de mise en place ou de compatibilité.</text:span></text:p>
                <text:p text:style-name="P134"/>
              </text:list-item>
            </text:list>
          </table:table-cell>
          <table:covered-table-cell/>
        </table:table-row>
        <table:table-row>
          <table:table-cell table:style-name="Table2.A2" office:value-type="string">
            <text:p text:style-name="P45">Action(s) possible(s)</text:p>
            <text:p text:style-name="P45"/>
          </table:table-cell>
          <table:table-cell table:style-name="Table2.B6" table:number-columns-spanned="2" office:value-type="string">
            <text:list xml:id="list2518961707987720315" text:style-name="L9">
              <text:list-item>
                <text:p text:style-name="P135">Déterminer les composants logiciels incompatibles avec le matériel cible.</text:p>
              </text:list-item>
              <text:list-item>
                <text:p text:style-name="P135">Trouver des versions existantes <text:span text:style-name="T66">pour les composants désignés</text:span></text:p>
              </text:list-item>
            </text:list>
          </table:table-cell>
          <table:covered-table-cell/>
        </table:table-row>
      </table:table>
      <text:list xml:id="list115116128207396" text:continue-list="list115117722252329" text:style-name="WW8Num18">
        <text:list-item>
          <text:list>
            <text:list-header>
              <text:p text:style-name="P8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text-properties style:font-name="Droid Sans" fo:font-size="12pt" fo:language="fr" fo:country="FR" fo:font-style="normal" style:font-size-asian="12pt" style:font-style-asian="normal" style:font-name-complex="Arial"/>
    </style:style>
    <style:style style:name="MP3"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Image2" text:anchor-type="char" svg:x="13.776cm" svg:y="0.053cm" svg:width="5.036cm" svg:height="1.455cm" draw:z-index="6"><draw:image xlink:href="Pictures/100000000000063D000001E9247F626A.jpg" xlink:type="simple" xlink:show="embed" xlink:actuate="onLoad"/></draw:frame>Master 1 G<text:span text:style-name="MT1">IL</text:span> - Conduite de Projet</text:p>
        <text:p text:style-name="MP3">SmartLogger</text:p>
        <text:p text:style-name="MP4">Analyse des risques</text:p>
        <text:p text:style-name="MP5"><draw:line text:anchor-type="char" draw:z-index="13"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13T11:51:15.625118444</dc:date>
    <meta:editing-cycles>1095</meta:editing-cycles>
    <meta:editing-duration>PT19H57M55S</meta:editing-duration>
    <meta:generator>LibreOffice/4.2.8.2$Linux_X86_64 LibreOffice_project/420m0$Build-2</meta:generator>
    <meta:document-statistic meta:table-count="6" meta:image-count="1" meta:object-count="0" meta:page-count="7" meta:paragraph-count="146" meta:word-count="1200" meta:character-count="7773" meta:non-whitespace-character-count="6732"/>
  </office:meta>
</office:document-meta>
</file>